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5mm"/>
    </style:style>
    <style:style style:name="co2" style:family="table-column">
      <style:table-column-properties fo:break-before="auto" style:column-width="85.51mm"/>
    </style:style>
    <style:style style:name="co3" style:family="table-column">
      <style:table-column-properties fo:break-before="auto" style:column-width="95.39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198.0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999999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729fcf" fo:padding-bottom="0.35mm" fo:padding-left="2.5mm" fo:padding-right="0.35mm" fo:padding-top="0.35mm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4000" fo:padding-bottom="0.35mm" fo:padding-left="2.5mm" fo:padding-right="0.35mm" fo:padding-top="0.35mm"/>
    </style:style>
    <style:style style:name="ce14" style:family="table-cell" style:parent-style-name="Default">
      <style:table-cell-properties fo:padding-bottom="0.35mm" fo:padding-left="2.5mm" fo:padding-right="0.35mm" fo:padding-top="0.35mm"/>
    </style:style>
    <style:style style:name="ce15" style:family="table-cell" style:parent-style-name="Default">
      <style:table-cell-properties fo:background-color="#ff4000" fo:padding-bottom="0.35mm" fo:padding-left="2.5mm" fo:padding-right="0.35mm" fo:padding-top="0.35mm"/>
      <style:text-properties fo:color="#000000"/>
    </style:style>
    <style:style style:name="ce16" style:family="table-cell" style:parent-style-name="Default">
      <style:table-cell-properties fo:background-color="transparent" fo:padding-bottom="0.35mm" fo:padding-left="2.5mm" fo:padding-right="0.35mm" fo:padding-top="0.35m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BOM_zynaptik-3 - zynthian_zynapti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tock</text:p>
          </table:table-cell>
          <table:table-cell table:style-name="ce12" office:value-type="string" calcext:value-type="string">
            <text:p>Supplier and ref</text:p>
          </table:table-cell>
          <table:table-cell table:style-name="ce1" table:number-columns-repeated="1017"/>
        </table:table-row>
        <table:table-row table:style-name="ro2" table:visibility="collapse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IC 74LS14</text:p>
          </table:table-cell>
          <table:table-cell table:style-name="ce2" office:value-type="string" calcext:value-type="string">
            <text:p>SOIC-14_3.9x8.7mm_P1.27m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3" office:value-type="string" calcext:value-type="string">
            <text:p>https://www.digikey.es/product-detail/en/texas-instruments/SN74LS14DR/296-1212-2-ND/2768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IC 74LS14</text:p>
          </table:table-cell>
          <table:table-cell office:value-type="string" calcext:value-type="string">
            <text:p>SOIC-14_3.9x8.7mm_P1.27mm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<text:a xlink:href="https://www.digikey.es/en/products/detail/texas-instruments/SN74LS14D/277288" xlink:type="simple">https://www.digikey.es/en/products/detail/texas-instruments/SN74LS14D/277288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,C4,C6</text:p>
          </table:table-cell>
          <table:table-cell office:value-type="string" calcext:value-type="string">
            <text:p>Ceramic Capacitor 100n (0.1 uF), 16V, 10%</text:p>
          </table:table-cell>
          <table:table-cell office:value-type="string" calcext:value-type="string">
            <text:p>C_0805_2012Metric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ttps://www.digikey.es/product-detail/en/kemet/C0805C104K4RACAUTO/399-C0805C104K4RACAUTOTR-ND/1064238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Diode 1N5819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digikey.es/product-detail/en/diodes-incorporated/1N5819HW-7-F/1N5819HW-FDITR-ND/81497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DI-1,MIDI-2,MIDI-3,CTR-1,CTRL-1,CTRL-3,CTRL-4</text:p>
          </table:table-cell>
          <table:table-cell office:value-type="string" calcext:value-type="string">
            <text:p>Connector JST-SH: 4 pins, P1mm, Vertical</text:p>
          </table:table-cell>
          <table:table-cell office:value-type="string" calcext:value-type="string">
            <text:p>JST_SH_BM04B-SRSS-TB_1x04-1MP_P1.00mm_Vertical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es.aliexpress.com/item/1005001783096367.html" xlink:type="simple">https://es.aliexpress.com/item/1005001783096367.html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Resistor 100, thin film, 1%, 1/4W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digikey.es/product-detail/en/stackpole-electronics-inc/RNCP0805FTD100R/RNCP0805FTD100RTR-ND/22402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Resistor 470, thin film, 1%, 1/4W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s://www.digikey.es/products/en?keywords=RNCP0805FTD470R" xlink:type="simple">https://www.digikey.es/products/en?keywords=RNCP0805FTD470R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Resistor 1K, thin film, 1%, 1/4W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ttps://www.digikey.es/product-detail/en/stackpole-electronics-inc/RNCP0805FTD1K00/RNCP0805FTD1K00TR-ND/224022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BPi-1, Zynaptik-1</text:p>
          </table:table-cell>
          <table:table-cell office:value-type="string" calcext:value-type="string">
            <text:p>PinHeader 2x20 pins, P2.54mm</text:p>
          </table:table-cell>
          <table:table-cell office:value-type="string" calcext:value-type="string">
            <text:p>PinHeader_2x20_P2.54mm_Vertical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4,R7</text:p>
          </table:table-cell>
          <table:table-cell office:value-type="string" calcext:value-type="string">
            <text:p>Resistor 332, thin film, 1%, 1/4W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digikey.es/product-detail/en/stackpole-electronics-inc/RNCP0805FTD332R/RNCP0805FTD332RTR-ND/22402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5,R8</text:p>
          </table:table-cell>
          <table:table-cell office:value-type="string" calcext:value-type="string">
            <text:p>Resistor 10, thin film, 1%, 1/4W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digikey.es/product-detail/en/stackpole-electronics-inc/RNCP0805FTD10R0/RNCP0805FTD10R0TR-ND/224019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6,R9</text:p>
          </table:table-cell>
          <table:table-cell office:value-type="string" calcext:value-type="string">
            <text:p>Resistor 33.2, thin film, 1%, 1/4W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digikey.es/product-detail/en/stackpole-electronics-inc/RNCP0805FTD33R2/RNCP0805FTD33R2TR-ND/22402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2,C3</text:p>
          </table:table-cell>
          <table:table-cell office:value-type="string" calcext:value-type="string">
            <text:p>Ceramic Capacitor 1uF, 16V, 10%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100" calcext:value-type="float">
            <text:p>100</text:p>
          </table:table-cell>
          <table:table-cell office:value-type="string" calcext:value-type="string">
            <text:p>https://www.digikey.es/product-detail/en/kemet/C0805C105K4RAC7210/399-C0805C105K4RAC7210TR-ND/104830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Diode 1N4148</text:p>
          </table:table-cell>
          <table:table-cell office:value-type="string" calcext:value-type="string">
            <text:p>D_SOD-323F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://www.digikey.es/product-detail/en/smc-diode-solutions/1N4148WSTR/1655-1359-2-ND/6022449</text:p>
          </table:table-cell>
          <table:table-cell table:number-columns-repeated="1017"/>
        </table:table-row>
        <table:table-row table:style-name="ro2" table:visibility="collapse">
          <table:table-cell table:style-name="ce2" office:value-type="string" calcext:value-type="string">
            <text:p>FB1,FB2</text:p>
          </table:table-cell>
          <table:table-cell table:style-name="ce2" office:value-type="string" calcext:value-type="string">
            <text:p>Ferrite Bead MMZ2012Y152B</text:p>
          </table:table-cell>
          <table:table-cell table:style-name="ce2" office:value-type="string" calcext:value-type="string">
            <text:p>R_0805_2012Metri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5" office:value-type="string" calcext:value-type="string">
            <text:p>https://www.digikey.es/product-detail/en/tdk-corporation/MMZ2012Y152BTD25/445-172871-2-ND/5040294</text:p>
          </table:table-cell>
          <table:table-cell table:style-name="ce2" table:number-columns-repeated="1017"/>
        </table:table-row>
        <table:table-row table:style-name="ro2">
          <table:table-cell table:style-name="ce3" office:value-type="string" calcext:value-type="string">
            <text:p>FB1,FB2</text:p>
          </table:table-cell>
          <table:table-cell table:style-name="ce3" office:value-type="string" calcext:value-type="string">
            <text:p>Ferrite Bead 742792097</text:p>
          </table:table-cell>
          <table:table-cell table:style-name="ce3" office:value-type="string" calcext:value-type="string">
            <text:p>R_0805_2012Metri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16" office:value-type="string" calcext:value-type="string">
            <text:p><text:a xlink:href="https://www.digikey.es/en/products/detail/würth-elektronik/742792097/4310379" xlink:type="simple">https://www.digikey.es/en/products/detail/w%C3%BCrth-elektronik/742792097/4310379</text:a></text:p>
          </table:table-cell>
          <table:table-cell table:style-name="ce3" table:number-columns-repeated="1017"/>
        </table:table-row>
        <table:table-row table:style-name="ro2">
          <table:table-cell office:value-type="string" calcext:value-type="string">
            <text:p>OC1</text:p>
          </table:table-cell>
          <table:table-cell office:value-type="string" calcext:value-type="string">
            <text:p>IC H11L1 (OptoCoupler)</text:p>
          </table:table-cell>
          <table:table-cell office:value-type="string" calcext:value-type="string">
            <text:p>DIP-6_W7.62mm_SMDSocket_SmallPads =&gt; SMD!!!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digikey.es/product-detail/en/everlight-electronics-co-ltd/H11L1S-TA/1080-1201-2-ND/267569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10,R11,R12,R13,R14,R15</text:p>
          </table:table-cell>
          <table:table-cell office:value-type="string" calcext:value-type="string">
            <text:p>Resistor <text:s/>10K, thin film, 1%, 1/8W</text:p>
          </table:table-cell>
          <table:table-cell office:value-type="string" calcext:value-type="string">
            <text:p>R_0603_1608Metric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digikey.es/product-detail/en/stackpole-electronics-inc/RNCP0603FTD10K0/RNCP0603FTD10K0TR-ND/224013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IC ADS1115IDGSR</text:p>
          </table:table-cell>
          <table:table-cell office:value-type="string" calcext:value-type="string">
            <text:p>VSSOP-10_3x3mm_P0.5mm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digikey.es/product-detail/en/texas-instruments/ADS1115IDGSR/296-38849-2-ND/223156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IC MCP4728</text:p>
          </table:table-cell>
          <table:table-cell office:value-type="string" calcext:value-type="string">
            <text:p>MSOP-10_3x3mm_P0.5m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digikey.es/product-detail/en/microchip-technology/MCP4728A1T-E-UN/MCP4728A1T-E-UNCT-ND/862884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CP23017</text:p>
          </table:table-cell>
          <table:table-cell office:value-type="string" calcext:value-type="string">
            <text:p>IC MCP23017</text:p>
          </table:table-cell>
          <table:table-cell office:value-type="string" calcext:value-type="string">
            <text:p>SSOP-28_5.3x10.2mm_P0.65mm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digikey.es/product-detail/en/microchip-technology/MCP23017-E-SS/MCP23017-E-SS-ND/89427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Tantalum Capacitor 10uF, 16V, 10%</text:p>
          </table:table-cell>
          <table:table-cell office:value-type="string" calcext:value-type="string">
            <text:p>CP_EIA-3216-12_Kemet-S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00" calcext:value-type="float">
            <text:p>100</text:p>
          </table:table-cell>
          <table:table-cell office:value-type="string" calcext:value-type="string">
            <text:p>https://www.digikey.es/product-detail/en/kemet/T491A106K016AT/399-8269-2-ND/2336183</text:p>
          </table:table-cell>
          <table:table-cell table:number-columns-repeated="1017"/>
        </table:table-row>
        <table:table-row table:style-name="ro2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2:22:48.5943342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13T12:48:28.683782116</dc:date>
    <meta:editing-duration>PT47M35S</meta:editing-duration>
    <meta:editing-cycles>7</meta:editing-cycles>
    <meta:generator>LibreOffice/6.1.6.3$Linux_X86_64 LibreOffice_project/10$Build-3</meta:generator>
    <meta:document-statistic meta:table-count="1" meta:cell-count="137" meta:object-count="0"/>
  </office:meta>
</office:document-meta>
</file>